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100000640000004E0432602DE3C523798.png" manifest:media-type="image/png"/>
  <manifest:file-entry manifest:full-path="Pictures/1000000100000640000004E003022CDAD4D7DDE8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53cm" svg:stroke-color="#000000" draw:marker-start="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mall_20_Arrow" draw:marker-end-width="0.254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="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57cm" svg:height="14.474cm" svg:x="-0.198cm" svg:y="0.164cm">
          <draw:image xlink:href="Pictures/1000000100000640000004E003022CDAD4D7DDE8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3.073cm" svg:height="1.312cm" svg:x="16.743cm" svg:y="1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2" draw:layer="layout" svg:width="3.032cm" svg:height="1.313cm" svg:x="6.859cm" svg:y="-0.01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2" draw:layer="layout" svg:width="1.036cm" svg:height="0.778cm" svg:x="16.047cm" svg:y="8.72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2" draw:layer="layout" svg:width="1.037cm" svg:height="0.966cm" svg:x="13.624cm" svg:y="11.98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" draw:text-style-name="P2" draw:layer="layout" svg:width="1.016cm" svg:height="0.776cm" svg:x="16.379cm" svg:y="7.39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g>
            <draw:line draw:style-name="gr3" draw:text-style-name="P1" draw:layer="layout" svg:x1="8.093cm" svg:y1="6.731cm" svg:x2="8.091cm" svg:y2="0.997cm">
              <text:p/>
            </draw:line>
            <draw:line draw:style-name="gr3" draw:text-style-name="P1" draw:layer="layout" svg:x1="8.093cm" svg:y1="6.731cm" svg:x2="18.702cm" svg:y2="10.923cm">
              <text:p/>
            </draw:line>
            <draw:path draw:style-name="gr4" draw:text-style-name="P1" draw:layer="layout" svg:width="3.223cm" svg:height="0.196cm" draw:transform="rotate (0.39095375244673) translate (13.571cm 8.874cm)" svg:viewBox="0 0 3224 197" svg:d="M0 0c972 271 2730 222 3224 95">
              <text:p/>
            </draw:path>
            <draw:path draw:style-name="gr5" draw:text-style-name="P1" draw:layer="layout" svg:width="1.515cm" svg:height="1.069cm" draw:transform="rotate (1.54060213073539) translate (15.2232266419989cm 9.91650472489751cm)" svg:viewBox="0 0 1516 1070" svg:d="M0 1043c486 158 1140-395 1516-1043">
              <text:p/>
            </draw:path>
            <draw:path draw:style-name="gr5" draw:text-style-name="P1" draw:layer="layout" svg:width="5.597cm" svg:height="2.354cm" draw:transform="rotate (-2.19632233070966) translate (16.0919967620725cm 9.89805365317714cm)" svg:viewBox="0 0 5598 2355" svg:d="M0 9c912-35 2975-83 5598 2346">
              <text:p/>
            </draw:path>
            <draw:line draw:style-name="gr6" draw:text-style-name="P1" draw:layer="layout" svg:x1="8.087cm" svg:y1="6.706cm" svg:x2="10.991cm" svg:y2="13.264cm">
              <text:p/>
            </draw:line>
          </draw:g>
        </draw:g>
      </draw:page>
      <draw:page draw:name="page2" draw:style-name="dp1" draw:master-page-name="Default">
        <draw:frame draw:style-name="gr1" draw:text-style-name="P1" draw:layer="layout" svg:width="18.557cm" svg:height="14.474cm" svg:x="0.202cm" svg:y="0.164cm">
          <draw:image xlink:href="Pictures/1000000100000640000004E0432602DE3C523798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1.175cm" svg:height="1.104cm" svg:x="17.713cm" svg:y="10.607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2" draw:text-style-name="P2" draw:layer="layout" svg:width="1.125cm" svg:height="1.105cm" svg:x="7.241cm" svg:y="0.03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2" draw:layer="layout" svg:width="0.997cm" svg:height="0.778cm" svg:x="16.447cm" svg:y="8.72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" draw:text-style-name="P2" draw:layer="layout" svg:width="1.037cm" svg:height="0.966cm" svg:x="11.429cm" svg:y="12.694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2" draw:text-style-name="P2" draw:layer="layout" svg:width="1.017cm" svg:height="0.777cm" svg:x="16.779cm" svg:y="7.3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g>
            <draw:line draw:style-name="gr3" draw:text-style-name="P1" draw:layer="layout" svg:x1="8.493cm" svg:y1="6.731cm" svg:x2="8.493cm" svg:y2="0.508cm">
              <text:p/>
            </draw:line>
            <draw:line draw:style-name="gr3" draw:text-style-name="P1" draw:layer="layout" svg:x1="8.493cm" svg:y1="6.731cm" svg:x2="18.526cm" svg:y2="10.668cm">
              <text:p/>
            </draw:line>
            <draw:line draw:style-name="gr6" draw:text-style-name="P1" draw:layer="layout" svg:x1="8.482cm" svg:y1="6.716cm" svg:x2="13.97cm" svg:y2="13.188cm">
              <text:p/>
            </draw:line>
            <draw:path draw:style-name="gr5" draw:text-style-name="P1" draw:layer="layout" svg:width="4.252cm" svg:height="1.165cm" draw:transform="rotate (-2.19632233070966) translate (17.2242485983914cm 10.179124688879cm)" svg:viewBox="0 0 4253 1166" svg:d="M0 14c439-51 1501 42 2143 215 641 173 1480 552 2110 937">
              <text:p/>
            </draw:path>
            <draw:path draw:style-name="gr4" draw:text-style-name="P1" draw:layer="layout" svg:width="3.223cm" svg:height="0.196cm" draw:transform="rotate (0.39095375244673) translate (13.971cm 8.874cm)" svg:viewBox="0 0 3224 197" svg:d="M0 0c972 271 2730 222 3224 95">
              <text:p/>
            </draw:path>
            <draw:path draw:style-name="gr5" draw:text-style-name="P1" draw:layer="layout" svg:width="1.342cm" svg:height="0.696cm" draw:transform="rotate (1.54060213073539) translate (15.5734545351223cm 9.78141502652854cm)" svg:viewBox="0 0 1343 697" svg:d="M0 682c424 108 1151-375 1343-682">
              <text:p/>
            </draw:path>
            <draw:path draw:style-name="gr5" draw:text-style-name="P1" draw:layer="layout" svg:width="5.349cm" svg:height="2.808cm" draw:transform="rotate (-2.19632233070966) translate (16.4901121413852cm 9.89669242076346cm)" svg:viewBox="0 0 5350 2809" svg:d="M0 6c439-51 1666 212 2521 608 855 397 1853 1119 2829 2195">
              <text:p/>
            </draw:path>
            <draw:line draw:style-name="gr6" draw:text-style-name="P1" draw:layer="layout" svg:x1="8.487cm" svg:y1="6.706cm" svg:x2="11.255cm" svg:y2="12.969cm">
              <text:p/>
            </draw:line>
          </draw:g>
          <draw:frame draw:style-name="gr2" draw:text-style-name="P2" draw:layer="layout" svg:width="1.025cm" svg:height="0.937cm" svg:x="15.742cm" svg:y="11.63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0T23:29:19.279040410</meta:creation-date>
    <dc:date>2025-03-04T11:03:53.399053535</dc:date>
    <meta:editing-duration>PT22M1S</meta:editing-duration>
    <meta:editing-cycles>11</meta:editing-cycles>
    <meta:generator>LibreOffice/7.3.7.2$Linux_X86_64 LibreOffice_project/3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row>
      <msup>
        <mi>X</mi>
        <mn>1</mn>
      </msup>
      <mrow>
        <mo fence="true" stretchy="false">(</mo>
        <mrow>
          <mi>R</mi>
        </mrow>
        <mo fence="true" stretchy="false">)</mo>
      </mrow>
    </mrow>
    <annotation encoding="StarMath 5.0">X^1(R)</annotation>
  </semantics>
</math>
</file>

<file path=Object 10/content.xml><?xml version="1.0" encoding="utf-8"?>
<math xmlns="http://www.w3.org/1998/Math/MathML" display="block">
  <semantics>
    <mi>ρ</mi>
    <annotation encoding="StarMath 5.0">%rho</annotation>
  </semantics>
</math>
</file>

<file path=Object 12/content.xml><?xml version="1.0" encoding="utf-8"?>
<math xmlns="http://www.w3.org/1998/Math/MathML" display="block">
  <semantics>
    <mi>ϕ</mi>
    <annotation encoding="StarMath 5.0">%phi
</annotation>
  </semantics>
</math>
</file>

<file path=Object 2/content.xml><?xml version="1.0" encoding="utf-8"?>
<math xmlns="http://www.w3.org/1998/Math/MathML" display="block">
  <semantics>
    <mrow>
      <msup>
        <mi>X</mi>
        <mn>2</mn>
      </msup>
      <mrow>
        <mo fence="true" form="prefix" stretchy="false">(</mo>
        <mrow>
          <mi>Z</mi>
        </mrow>
        <mo fence="true" form="postfix" stretchy="false">)</mo>
      </mrow>
    </mrow>
    <annotation encoding="StarMath 5.0">X^2(Z)</annotation>
  </semantics>
</math>
</file>

<file path=Object 3/content.xml><?xml version="1.0" encoding="utf-8"?>
<math xmlns="http://www.w3.org/1998/Math/MathML" display="block">
  <semantics>
    <mi>ϑ</mi>
    <annotation encoding="StarMath 5.0">%vartheta</annotation>
  </semantics>
</math>
</file>

<file path=Object 4/content.xml><?xml version="1.0" encoding="utf-8"?>
<math xmlns="http://www.w3.org/1998/Math/MathML" display="block">
  <semantics>
    <mi>ζ</mi>
    <annotation encoding="StarMath 5.0">%zeta</annotation>
  </semantics>
</math>
</file>

<file path=Object 5/content.xml><?xml version="1.0" encoding="utf-8"?>
<math xmlns="http://www.w3.org/1998/Math/MathML" display="block">
  <semantics>
    <mi>ρ</mi>
    <annotation encoding="StarMath 5.0">%rho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i>θ</mi>
    <annotation encoding="StarMath 5.0">%theta</annotation>
  </semantics>
</math>
</file>

<file path=Object 9/content.xml><?xml version="1.0" encoding="utf-8"?>
<math xmlns="http://www.w3.org/1998/Math/MathML" display="block">
  <semantics>
    <mi>ζ</mi>
    <annotation encoding="StarMath 5.0">%zeta</annotation>
  </semantics>
</math>
</file>